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8pt" officeooo:rsid="0018c916" officeooo:paragraph-rsid="0018c916" style:font-size-asian="15.75pt" style:font-size-complex="18pt"/>
    </style:style>
    <style:style style:name="P2" style:family="paragraph" style:parent-style-name="Standard">
      <style:text-properties fo:font-size="12pt" officeooo:paragraph-rsid="0018c916" style:font-size-asian="12pt" style:font-size-complex="12pt"/>
    </style:style>
    <style:style style:name="P3" style:family="paragraph" style:parent-style-name="Standard">
      <style:text-properties fo:font-size="12pt" officeooo:rsid="0018c916" officeooo:paragraph-rsid="0018c916" style:font-size-asian="12pt" style:font-size-complex="12pt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18c916" style:font-size-asian="12.25pt" style:font-weight-asian="bold" style:font-size-complex="14pt" style:font-weight-complex="bold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8c916" style:font-size-asian="12.25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c91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c91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die Geräte</text:span><text:span text:style-name="T8"> – urządzenia</text:span></text:p>
      <text:p text:style-name="P2"><text:span text:style-name="T6">die Multifunktionsger</text:span><text:span text:style-name="T5">ä</text:span><text:span text:style-name="T6">te</text:span><text:span text:style-name="T8"> – urządzenia wielofunkcyjne</text:span></text:p>
      <text:p text:style-name="P3"><text:span text:style-name="T5">die Telefone</text:span><text:span text:style-name="T7"> – telefony</text:span></text:p>
      <text:p text:style-name="P2"><text:span text:style-name="T6">die Klebeb</text:span><text:span text:style-name="T5">ä</text:span><text:span text:style-name="T6">nder</text:span><text:span text:style-name="T8"> – taśmy klejące</text:span></text:p>
      <text:p text:style-name="P3"><text:span text:style-name="T5">die Papiere</text:span><text:span text:style-name="T7"> – papiery</text:span></text:p>
      <text:p text:style-name="P3"><text:span text:style-name="T5">die Büros</text:span><text:span text:style-name="T7"> – biu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officeooo:rsid="0018c916" officeooo:paragraph-rsid="0018c916" style:font-size-asian="15.75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zeczowniki – rodzaj nijaki, liczba mnog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54:44.575262253</meta:creation-date>
    <dc:date>2019-01-27T17:44:54.959388059</dc:date>
    <meta:editing-duration>PT6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5" meta:character-count="208" meta:non-whitespace-character-count="183"/>
  </office:meta>
</office:document-meta>
</file>